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Calibri" fo:font-size="12pt" style:font-size-asian="12pt" style:font-size-complex="12pt"/>
    </style:style>
    <style:style style:name="P2" style:family="paragraph" style:parent-style-name="Standard" style:list-style-name="L3">
      <style:paragraph-properties fo:text-align="justify" style:justify-single-word="false"/>
      <style:text-properties fo:color="#000000" style:font-name="Calibri" fo:font-size="12pt" fo:font-style="normal" style:text-underline-style="none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 style:font-name="Calibri"/>
    </style:style>
    <style:style style:name="P5" style:family="paragraph" style:parent-style-name="Standard">
      <style:paragraph-properties fo:text-align="justify" style:justify-single-word="false"/>
      <style:text-properties fo:color="#000000" style:font-name="Calibri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00" style:font-name="Calibri"/>
    </style:style>
    <style:style style:name="P7" style:family="paragraph" style:parent-style-name="Standard">
      <style:paragraph-properties fo:text-align="justify" style:justify-single-word="false"/>
      <style:text-properties style:font-name="Calibri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libri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Calibri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TE-RENDU</text:p>
      <text:p text:style-name="P3">De la réunion de Conseil Municipal</text:p>
      <text:p text:style-name="P3">Du 5 janvier 2010</text:p>
      <text:p text:style-name="P3"/>
      <text:p text:style-name="P3"/>
      <text:p text:style-name="P4">~~~~~~~~~~~~~~~</text:p>
      <text:p text:style-name="P4"/>
      <text:p text:style-name="P4"/>
      <text:p text:style-name="P4"/>
      <text:p text:style-name="P5">Le Conseil Municipal, réuni sous la présidence de Monsieur Jean-Luc PADIOLLEAU, maire :</text:p>
      <text:p text:style-name="P5"/>
      <text:list xml:id="list29684682" text:style-name="L3">
        <text:list-item>
          <text:p text:style-name="P2">a autorisé la demande de subvention DGE pour le projet d'aménagement du parking de la salle polyvalente, </text:p>
        </text:list-item>
        <text:list-item>
          <text:p text:style-name="P2">a autorisé la prise en charge des repas de cantine non consommés du 18 décembre 2009,</text:p>
        </text:list-item>
        <text:list-item>
          <text:p text:style-name="P2">a autorisé le remboursement à Mme Michelle Roquin des frais engagés pour le pot de fin d'année.</text:p>
        </text:list-item>
      </text:list>
      <text:list xml:id="list29690470" text:style-name="L1">
        <text:list-header>
          <text:p text:style-name="P6"/>
        </text:list-header>
      </text:list>
      <text:p text:style-name="P9"/>
      <text:p text:style-name="P5"/>
      <text:p text:style-name="P5">La prochaine réunion de Conseil est fixée au mardi 9 février 2010, à 18h30, salle de la Mairie.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Affiché le 20 janvier 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sabelle Derouet</meta:initial-creator>
    <meta:creation-date>2010-01-21T09:57:20.50</meta:creation-date>
    <meta:printed-by>Isabelle Derouet</meta:printed-by>
    <meta:print-date>2010-01-21T10:05:12.59</meta:print-date>
    <meta:document-statistic meta:table-count="0" meta:image-count="0" meta:object-count="0" meta:page-count="1" meta:paragraph-count="10" meta:word-count="101" meta:character-count="574"/>
    <dc:date>2010-01-21T10:10:19.48</dc:date>
    <dc:creator>Isabelle Derouet</dc:creator>
    <meta:editing-duration>PT00H12M59S</meta:editing-duration>
    <meta:editing-cycles>1</meta:editing-cycles>
    <meta:generator>OpenOffice.org/3.0$Win32 OpenOffice.org_project/300m9$Build-9358</meta:generator>
  </office:meta>
</office:document-meta>
</file>